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Mono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Liberation Mono1" fo:font-size="8pt" fo:font-weight="bold" officeooo:paragraph-rsid="0017ee8c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Mono1" fo:font-size="6pt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Mono1" fo:font-size="14pt" fo:font-weight="bold" officeooo:rsid="0012c127" officeooo:paragraph-rsid="0012c1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 fo:break-before="page"/>
      <style:text-properties style:font-name="Liberation Mono1" fo:font-size="14pt" fo:font-weight="bold" officeooo:rsid="0017ee8c" officeooo:paragraph-rsid="0017ee8c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7e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.zig</text:p>
      <text:p text:style-name="P3">const std = @import("std");</text:p>
      <text:p text:style-name="P3"/>
      <text:p text:style-name="P5">// Although this function looks imperative, note that its job is to</text:p>
      <text:p text:style-name="P5">// declaratively construct a build graph that will be executed by an external</text:p>
      <text:p text:style-name="P5">// runner.</text:p>
      <text:p text:style-name="P3">pub fn build(b: *std.Build) void {</text:p>
      <text:p text:style-name="P3"><text:s text:c="4"/><text:span text:style-name="T2">// Standard target options allows the person running `zig build` to choose</text:span></text:p>
      <text:p text:style-name="P3"><text:s text:c="4"/><text:span text:style-name="T2">// what target to build for. Here we do not override the defaults, which</text:span></text:p>
      <text:p text:style-name="P3"><text:s text:c="4"/><text:span text:style-name="T2">// means any target is allowed, and the default is native. Other options</text:span></text:p>
      <text:p text:style-name="P3"><text:s text:c="4"/><text:span text:style-name="T2">// for restricting supported target set are available.</text:span></text:p>
      <text:p text:style-name="P3"><text:s text:c="4"/>const target = b.standardTargetOptions(.{});</text:p>
      <text:p text:style-name="P3"/>
      <text:p text:style-name="P3"><text:s text:c="4"/><text:span text:style-name="T2">// Standard optimization options allow the person running `zig build` to select</text:span></text:p>
      <text:p text:style-name="P3"><text:s text:c="4"/><text:span text:style-name="T2">// between Debug, ReleaseSafe, ReleaseFast, and ReleaseSmall. Here we do not</text:span></text:p>
      <text:p text:style-name="P3"><text:s text:c="4"/><text:span text:style-name="T2">// set a preferred release mode, allowing the user to decide how to optimize.</text:span></text:p>
      <text:p text:style-name="P3"><text:s text:c="4"/>const optimize = b.standardOptimizeOption(.{});</text:p>
      <text:p text:style-name="P3"/>
      <text:p text:style-name="P3"><text:s text:c="4"/>const lib = b.addStaticLibrary(.{</text:p>
      <text:p text:style-name="P3"><text:s text:c="8"/>.name = "sdl-0",</text:p>
      <text:p text:style-name="P3"><text:s text:c="8"/><text:span text:style-name="T2">// In this case the main source file is merely a path, however, in more</text:span></text:p>
      <text:p text:style-name="P3"><text:s text:c="8"/><text:span text:style-name="T2">// complicated build scripts, this could be a generated file.</text:span></text:p>
      <text:p text:style-name="P3"><text:s text:c="8"/>.root_source_file = b.path("src/root.zig"),</text:p>
      <text:p text:style-name="P3"><text:s text:c="8"/>.target = target,</text:p>
      <text:p text:style-name="P3"><text:s text:c="8"/>.optimize = optimize,</text:p>
      <text:p text:style-name="P3"><text:s text:c="4"/>});</text:p>
      <text:p text:style-name="P3"/>
      <text:p text:style-name="P3"><text:s text:c="4"/><text:span text:style-name="T2">// This declares intent for the library to be installed into the standard</text:span></text:p>
      <text:p text:style-name="P3"><text:s text:c="4"/><text:span text:style-name="T2">// location when the user invokes the "install" step (the default step when</text:span></text:p>
      <text:p text:style-name="P3"><text:s text:c="4"/><text:span text:style-name="T2">// running `zig build`).</text:span></text:p>
      <text:p text:style-name="P3"><text:s text:c="4"/>b.installArtifact(lib);</text:p>
      <text:p text:style-name="P3"/>
      <text:p text:style-name="P3"><text:s text:c="4"/>const exe = b.addExecutable(.{</text:p>
      <text:p text:style-name="P3"><text:s text:c="8"/>.name = "sdl-0",</text:p>
      <text:p text:style-name="P3"><text:s text:c="8"/>.root_source_file = b.path("src/main.zig"),</text:p>
      <text:p text:style-name="P3"><text:s text:c="8"/>.target = target,</text:p>
      <text:p text:style-name="P3"><text:s text:c="8"/>.optimize = optimize,</text:p>
      <text:p text:style-name="P3"><text:s text:c="4"/>});</text:p>
      <text:p text:style-name="P3"/>
      <text:p text:style-name="P2"><text:span text:style-name="T3"><text:s text:c="4"/></text:span>exe.linkSystemLibrary("SDL2");</text:p>
      <text:p text:style-name="P2"><text:span text:style-name="T3"><text:s text:c="4"/></text:span>exe.linkSystemLibrary("c");</text:p>
      <text:p text:style-name="P3"/>
      <text:p text:style-name="P3"><text:s text:c="4"/><text:span text:style-name="T2">// This declares intent for the executable to be installed into the</text:span></text:p>
      <text:p text:style-name="P3"><text:s text:c="4"/><text:span text:style-name="T2">// standard location when the user invokes the "install" step (the default</text:span></text:p>
      <text:p text:style-name="P3"><text:s text:c="4"/><text:span text:style-name="T2">// step when running `zig build`).</text:span></text:p>
      <text:p text:style-name="P3"><text:s text:c="4"/>b.installArtifact(exe);</text:p>
      <text:p text:style-name="P3"/>
      <text:p text:style-name="P3"><text:s text:c="4"/><text:span text:style-name="T2">// This *creates* a Run step in the build graph, to be executed when another</text:span></text:p>
      <text:p text:style-name="P3"><text:s text:c="4"/><text:span text:style-name="T2">// step is evaluated that depends on it. The next line below will establish</text:span></text:p>
      <text:p text:style-name="P3"><text:s text:c="4"/><text:span text:style-name="T2">// such a dependency.</text:span></text:p>
      <text:p text:style-name="P3"><text:s text:c="4"/>const run_cmd = b.addRunArtifact(exe);</text:p>
      <text:p text:style-name="P3"/>
      <text:p text:style-name="P3"><text:s text:c="4"/><text:span text:style-name="T2">// By making the run step depend on the install step, it will be run from the</text:span></text:p>
      <text:p text:style-name="P3"><text:s text:c="4"/><text:span text:style-name="T2">// installation directory rather than directly from within the cache directory.</text:span></text:p>
      <text:p text:style-name="P3"><text:s text:c="4"/><text:span text:style-name="T2">// This is not necessary, however, if the application depends on other installed</text:span></text:p>
      <text:p text:style-name="P3"><text:s text:c="4"/><text:span text:style-name="T2">// files, this ensures they will be present and in the expected location.</text:span></text:p>
      <text:p text:style-name="P3"><text:s text:c="4"/>run_cmd.step.dependOn(b.getInstallStep());</text:p>
      <text:p text:style-name="P3"/>
      <text:p text:style-name="P3"><text:s text:c="4"/><text:span text:style-name="T2">// This allows the user to pass arguments to the application in the build</text:span></text:p>
      <text:p text:style-name="P3"><text:s text:c="4"/><text:span text:style-name="T2">// command itself, like this: `zig build run -- arg1 arg2 etc`</text:span></text:p>
      <text:p text:style-name="P3"><text:s text:c="4"/>if (b.args) |args| {</text:p>
      <text:p text:style-name="P3"><text:s text:c="8"/>run_cmd.addArgs(args);</text:p>
      <text:p text:style-name="P3"><text:s text:c="4"/>}</text:p>
      <text:p text:style-name="P3"/>
      <text:p text:style-name="P3"><text:s text:c="4"/><text:span text:style-name="T2">// This creates a build step. It will be visible in the `zig build --help` menu,</text:span></text:p>
      <text:p text:style-name="P3"><text:s text:c="4"/><text:span text:style-name="T2">// and can be selected like this: `zig build run`</text:span></text:p>
      <text:p text:style-name="P3"><text:s text:c="4"/><text:span text:style-name="T2">// This will evaluate the `run` step rather than the default, which is "install".</text:span></text:p>
      <text:p text:style-name="P3"><text:s text:c="4"/>const run_step = b.step("run", "Run the app");</text:p>
      <text:p text:style-name="P3"><text:s text:c="4"/>run_step.dependOn(&amp;run_cmd.step);</text:p>
      <text:p text:style-name="P3"/>
      <text:p text:style-name="P3"><text:s text:c="4"/><text:span text:style-name="T2">// Creates a step for unit testing. This only builds the test executable</text:span></text:p>
      <text:p text:style-name="P3"><text:s text:c="4"/><text:span text:style-name="T2">// but does not run it.</text:span></text:p>
      <text:p text:style-name="P3"><text:s text:c="4"/>const lib_unit_tests = b.addTest(.{</text:p>
      <text:p text:style-name="P3"><text:s text:c="8"/>.root_source_file = b.path("src/root.zig"),</text:p>
      <text:p text:style-name="P3"><text:s text:c="8"/>.target = target,</text:p>
      <text:p text:style-name="P3"><text:s text:c="8"/>.optimize = optimize,</text:p>
      <text:p text:style-name="P3"><text:s text:c="4"/>});</text:p>
      <text:p text:style-name="P3"><text:soft-page-break/></text:p>
      <text:p text:style-name="P3"><text:s text:c="4"/>const run_lib_unit_tests = b.addRunArtifact(lib_unit_tests);</text:p>
      <text:p text:style-name="P3"/>
      <text:p text:style-name="P3"><text:s text:c="4"/>const exe_unit_tests = b.addTest(.{</text:p>
      <text:p text:style-name="P3"><text:s text:c="8"/>.root_source_file = b.path("src/main.zig"),</text:p>
      <text:p text:style-name="P3"><text:s text:c="8"/>.target = target,</text:p>
      <text:p text:style-name="P3"><text:s text:c="8"/>.optimize = optimize,</text:p>
      <text:p text:style-name="P3"><text:s text:c="4"/>});</text:p>
      <text:p text:style-name="P3"/>
      <text:p text:style-name="P3"><text:s text:c="4"/>const run_exe_unit_tests = b.addRunArtifact(exe_unit_tests);</text:p>
      <text:p text:style-name="P3"/>
      <text:p text:style-name="P3"><text:s text:c="4"/><text:span text:style-name="T2">// Similar to creating the run step earlier, this exposes a `test` step to</text:span></text:p>
      <text:p text:style-name="P3"><text:s text:c="4"/><text:span text:style-name="T2">// the `zig build --help` menu, providing a way for the user to request</text:span></text:p>
      <text:p text:style-name="P3"><text:s text:c="4"/><text:span text:style-name="T2">// running the unit tests.</text:span></text:p>
      <text:p text:style-name="P3"><text:s text:c="4"/>const test_step = b.step("test", "Run unit tests");</text:p>
      <text:p text:style-name="P3"><text:s text:c="4"/>test_step.dependOn(&amp;run_lib_unit_tests.step);</text:p>
      <text:p text:style-name="P3"><text:s text:c="4"/>test_step.dependOn(&amp;run_exe_unit_tests.step);</text:p>
      <text:p text:style-name="P3">}</text:p>
      <text:p text:style-name="P3"/>
      <text:p text:style-name="P7">main.zig</text:p>
      <text:p text:style-name="P3">const SDL = @cImport({</text:p>
      <text:p text:style-name="P3"><text:s text:c="4"/>@cInclude("SDL2/SDL.h");</text:p>
      <text:p text:style-name="P3">});</text:p>
      <text:p text:style-name="P3">const std = @import("std");</text:p>
      <text:p text:style-name="P3"/>
      <text:p text:style-name="P3">// <text:span text:style-name="T4">********************************************************************</text:span></text:p>
      <text:p text:style-name="P3">pub fn main() !void {</text:p>
      <text:p text:style-name="P3"><text:s text:c="4"/>if (SDL.SDL_Init(SDL.SDL_INIT_VIDEO | SDL.SDL_INIT_EVENTS | SDL.SDL_INIT_AUDIO) &lt; 0)</text:p>
      <text:p text:style-name="P3"><text:s text:c="8"/>sdlPanic();</text:p>
      <text:p text:style-name="P3"><text:s text:c="4"/>defer SDL.SDL_Quit();</text:p>
      <text:p text:style-name="P3"/>
      <text:p text:style-name="P3"><text:s text:c="4"/>const window = SDL.SDL_CreateWindow(</text:p>
      <text:p text:style-name="P3"><text:s text:c="8"/>"SDL2 Native Demo",</text:p>
      <text:p text:style-name="P3"><text:s text:c="8"/>SDL.SDL_WINDOWPOS_CENTERED, SDL.SDL_WINDOWPOS_CENTERED,</text:p>
      <text:p text:style-name="P3"><text:s text:c="8"/>640, 480,</text:p>
      <text:p text:style-name="P3"><text:s text:c="8"/>SDL.SDL_WINDOW_SHOWN,</text:p>
      <text:p text:style-name="P3"><text:s text:c="4"/>) orelse sdlPanic();</text:p>
      <text:p text:style-name="P3"><text:s text:c="4"/>defer _ = SDL.SDL_DestroyWindow(window);</text:p>
      <text:p text:style-name="P3"/>
      <text:p text:style-name="P3"><text:s text:c="4"/>const renderer = SDL.SDL_CreateRenderer(window, -1, SDL.SDL_RENDERER_ACCELERATED) orelse sdlPanic();</text:p>
      <text:p text:style-name="P3"><text:s text:c="4"/>defer _ = SDL.SDL_DestroyRenderer(renderer);</text:p>
      <text:p text:style-name="P3"/>
      <text:p text:style-name="P3"><text:s text:c="4"/>mainLoop: while (true) {</text:p>
      <text:p text:style-name="P3"><text:s text:c="8"/>var ev: SDL.SDL_Event = undefined;</text:p>
      <text:p text:style-name="P3"><text:s text:c="8"/>while (SDL.SDL_PollEvent(&amp;ev) != 0) {</text:p>
      <text:p text:style-name="P3"><text:s text:c="12"/>if(ev.type == SDL.SDL_QUIT)</text:p>
      <text:p text:style-name="P3"><text:s text:c="16"/>break :mainLoop;</text:p>
      <text:p text:style-name="P3"><text:s text:c="8"/>}</text:p>
      <text:p text:style-name="P3"/>
      <text:p text:style-name="P3"><text:s text:c="8"/>_ = SDL.SDL_SetRenderDrawColor(renderer, 0xF7, 0xA4, 0x1D, 0xFF);</text:p>
      <text:p text:style-name="P3"><text:s text:c="8"/>_ = SDL.SDL_RenderClear(renderer);</text:p>
      <text:p text:style-name="P3"/>
      <text:p text:style-name="P3"><text:s text:c="8"/>SDL.SDL_RenderPresent(renderer);</text:p>
      <text:p text:style-name="P3"><text:s text:c="4"/>}</text:p>
      <text:p text:style-name="P3">}</text:p>
      <text:p text:style-name="P3"/>
      <text:p text:style-name="P4">// <text:span text:style-name="T4">********************************************************************</text:span></text:p>
      <text:p text:style-name="P3">fn sdlPanic() noreturn {</text:p>
      <text:p text:style-name="P3"><text:s text:c="4"/>const str = @as(?[*:0]const u8, SDL.SDL_GetError()) orelse "unknown error";</text:p>
      <text:p text:style-name="P3"><text:s text:c="4"/>@panic(std.mem.sliceTo(str, 0))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1:37:16.387875056</meta:creation-date>
    <dc:date>2024-10-23T11:51:47.760697110</dc:date>
    <meta:editing-duration>PT14M29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3" meta:paragraph-count="115" meta:word-count="637" meta:character-count="5090" meta:non-whitespace-character-count="4050"/>
  </office:meta>
</office:document-meta>
</file>